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d87df" officeooo:paragraph-rsid="001a0ec7"/>
    </style:style>
    <style:style style:name="P2" style:family="paragraph" style:parent-style-name="Text_20_body">
      <style:text-properties officeooo:rsid="001e6384" officeooo:paragraph-rsid="001a0ec7"/>
    </style:style>
    <style:style style:name="P3" style:family="paragraph" style:parent-style-name="Text_20_body">
      <style:text-properties officeooo:rsid="001e6384" officeooo:paragraph-rsid="00266a6f"/>
    </style:style>
    <style:style style:name="P4" style:family="paragraph" style:parent-style-name="Text_20_body">
      <style:text-properties officeooo:rsid="001ac6c9" officeooo:paragraph-rsid="001ac6c9"/>
    </style:style>
    <style:style style:name="P5" style:family="paragraph" style:parent-style-name="Text_20_body">
      <style:text-properties officeooo:rsid="001f2ac9" officeooo:paragraph-rsid="001ac6c9"/>
    </style:style>
    <style:style style:name="P6" style:family="paragraph" style:parent-style-name="Text_20_body">
      <style:text-properties officeooo:rsid="00155c91" officeooo:paragraph-rsid="001ac6c9" fo:background-color="#ffff00"/>
    </style:style>
    <style:style style:name="P7" style:family="paragraph" style:parent-style-name="Text_20_body">
      <style:text-properties officeooo:rsid="0021a358" officeooo:paragraph-rsid="001ca9b9" fo:background-color="#ffff00"/>
    </style:style>
    <style:style style:name="P8" style:family="paragraph" style:parent-style-name="Text_20_body">
      <style:text-properties officeooo:rsid="0023f297" officeooo:paragraph-rsid="001dfd17" fo:background-color="#ffff00"/>
    </style:style>
    <style:style style:name="P9" style:family="paragraph" style:parent-style-name="Text_20_body">
      <style:text-properties officeooo:rsid="0026780f" officeooo:paragraph-rsid="001e7490" fo:background-color="#ffff00"/>
    </style:style>
    <style:style style:name="P10" style:family="paragraph" style:parent-style-name="Text_20_body">
      <style:text-properties officeooo:rsid="002439a0" officeooo:paragraph-rsid="002439a0" fo:background-color="#ffff00"/>
    </style:style>
    <style:style style:name="P11" style:family="paragraph" style:parent-style-name="Text_20_body">
      <style:text-properties officeooo:rsid="002439a0" officeooo:paragraph-rsid="0024e84a" fo:background-color="#ffff00"/>
    </style:style>
    <style:style style:name="P12" style:family="paragraph" style:parent-style-name="Text_20_body">
      <style:paragraph-properties fo:background-color="transparent">
        <style:background-image/>
      </style:paragraph-properties>
      <style:text-properties officeooo:rsid="001d87df" officeooo:paragraph-rsid="001c6a78"/>
    </style:style>
    <style:style style:name="P13" style:family="paragraph" style:parent-style-name="Standard">
      <style:text-properties officeooo:rsid="001a0ec7" officeooo:paragraph-rsid="001a0ec7"/>
    </style:style>
    <style:style style:name="P14" style:family="paragraph" style:parent-style-name="Standard">
      <style:text-properties officeooo:rsid="001d87df" officeooo:paragraph-rsid="001a0ec7"/>
    </style:style>
    <style:style style:name="P15" style:family="paragraph" style:parent-style-name="Standard">
      <style:text-properties officeooo:rsid="001d87df" officeooo:paragraph-rsid="001a0ec7" fo:background-color="#ffff00"/>
    </style:style>
    <style:style style:name="P16" style:family="paragraph" style:parent-style-name="Standard">
      <style:text-properties officeooo:rsid="00155c91" officeooo:paragraph-rsid="001ac6c9" fo:background-color="#ffff00"/>
    </style:style>
    <style:style style:name="P17" style:family="paragraph" style:parent-style-name="Text_20_body">
      <style:text-properties officeooo:rsid="00272c04" officeooo:paragraph-rsid="001ffedc" fo:background-color="#ffff00"/>
    </style:style>
    <style:style style:name="T1" style:family="text">
      <style:text-properties fo:font-weight="normal" fo:background-color="#ffff00" loext:char-shading-value="0" style:font-weight-asian="normal" style:font-weight-complex="normal"/>
    </style:style>
    <style:style style:name="T2" style:family="text">
      <style:text-properties fo:font-weight="normal" officeooo:rsid="001a0ec7" fo:background-color="#ffff00" loext:char-shading-value="0" style:font-weight-asian="normal" style:font-weight-complex="normal"/>
    </style:style>
    <style:style style:name="T3" style:family="text">
      <style:text-properties fo:font-weight="normal" officeooo:rsid="00155c91" fo:background-color="#ffff00" loext:char-shading-value="0" style:font-weight-asian="normal" style:font-weight-complex="normal"/>
    </style:style>
    <style:style style:name="T4" style:family="text">
      <style:text-properties fo:font-weight="normal" officeooo:rsid="001636e3" fo:background-color="#ffff00" loext:char-shading-value="0" style:font-weight-asian="normal" style:font-weight-complex="normal"/>
    </style:style>
    <style:style style:name="T5" style:family="text">
      <style:text-properties fo:font-weight="normal" officeooo:rsid="00181633" fo:background-color="#ffff00" loext:char-shading-value="0" style:font-weight-asian="normal" style:font-weight-complex="normal"/>
    </style:style>
    <style:style style:name="T6" style:family="text">
      <style:text-properties fo:font-weight="normal" officeooo:rsid="001e6384" fo:background-color="#ffff00" loext:char-shading-value="0" style:font-weight-asian="normal" style:font-weight-complex="normal"/>
    </style:style>
    <style:style style:name="T7" style:family="text">
      <style:text-properties fo:font-weight="normal" officeooo:rsid="000c3102" fo:background-color="#ffff00" loext:char-shading-value="0" style:font-weight-asian="normal" style:font-weight-complex="normal"/>
    </style:style>
    <style:style style:name="T8" style:family="text">
      <style:text-properties fo:font-weight="normal" officeooo:rsid="0020c5a9" fo:background-color="#ffff00" loext:char-shading-value="0" style:font-weight-asian="normal" style:font-weight-complex="normal"/>
    </style:style>
    <style:style style:name="T9" style:family="text">
      <style:text-properties fo:font-weight="normal" officeooo:rsid="002f3217" fo:background-color="#ffff00" loext:char-shading-value="0" style:font-weight-asian="normal" style:font-weight-complex="normal"/>
    </style:style>
    <style:style style:name="T10" style:family="text">
      <style:text-properties fo:font-weight="normal" officeooo:rsid="003053c5" fo:background-color="#ffff00" loext:char-shading-value="0" style:font-weight-asian="normal" style:font-weight-complex="normal"/>
    </style:style>
    <style:style style:name="T11" style:family="text">
      <style:text-properties fo:font-weight="normal" officeooo:rsid="001a0ec7" fo:background-color="transparent" loext:char-shading-value="0" style:font-weight-asian="normal" style:font-weight-complex="normal"/>
    </style:style>
    <style:style style:name="T12" style:family="text">
      <style:text-properties fo:background-color="#ffff00" loext:char-shading-value="0"/>
    </style:style>
    <style:style style:name="T13" style:family="text">
      <style:text-properties officeooo:rsid="0022f7fe"/>
    </style:style>
    <style:style style:name="T14" style:family="text">
      <style:text-properties officeooo:rsid="002f3217"/>
    </style:style>
    <style:style style:name="T15" style:family="text">
      <style:text-properties style:text-underline-style="solid" style:text-underline-type="double" style:text-underline-width="auto" style:text-underline-color="font-color" fo:font-weight="normal" officeooo:rsid="003053c5" fo:background-color="#ffff00" loext:char-shading-value="0" style:font-weight-asian="normal" style:font-weight-complex="normal"/>
    </style:style>
    <style:style style:name="T16" style:family="text">
      <style:text-properties style:text-underline-style="solid" style:text-underline-type="double" style:text-underline-width="auto" style:text-underline-color="font-color" fo:font-weight="normal" officeooo:rsid="0030d0d9" fo:background-color="#ffff00" loext:char-shading-value="0" style:font-weight-asian="normal" style:font-weight-complex="normal"/>
    </style:style>
    <style:style style:name="T17" style:family="text">
      <style:text-properties style:text-underline-style="solid" style:text-underline-type="double" style:text-underline-width="auto" style:text-underline-color="font-color" fo:font-weight="normal" officeooo:rsid="00266a6f" fo:background-color="#ffff00" loext:char-shading-value="0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Foundations of genetic algorithm</text:p>
      <text:p text:style-name="P13"/>
      <text:p text:style-name="P15">Modeling Simple Genetic Algorithms, Foundations of genetic algorithm, 1993,</text:p>
      <text:p text:style-name="P14"><text:span text:style-name="Strong_20_Emphasis"><text:span text:style-name="T1">Michael D. Vose</text:span></text:span></text:p>
      <text:p text:style-name="P1"><text:span text:style-name="Strong_20_Emphasis"><text:span text:style-name="T5">Vose, M. D. &amp; Wright, A. H. (1995). Stability of Vertex Fixed Points and Applications, in L. D. Whitley &amp; M. D. Vose (Eds.) Foundations Of Genetic Algorithms III, Morgan Kaufmann, 103-113</text:span></text:span></text:p>
      <text:p text:style-name="P12"><text:span text:style-name="Strong_20_Emphasis"><text:span text:style-name="T8">Epistasis Variance: A View point on GA – Hardness, Davidor, Foundations of genetic algorithm, 1991</text:span></text:span></text:p>
      <text:p text:style-name="P17">Population fixed-points for functions of unitation, Jonathan E. Rowe, 1998</text:p>
      <text:p text:style-name="P14"/>
      <text:p text:style-name="P14"><text:span text:style-name="Strong_20_Emphasis"><text:span text:style-name="T11">Evolutionary computation</text:span></text:span></text:p>
      <text:p text:style-name="P14"><text:span text:style-name="Strong_20_Emphasis"><text:span text:style-name="T1">Simple Genetic Algorithms with Linear Fitness</text:span></text:span></text:p>
      <text:p text:style-name="P1"><text:span text:style-name="Strong_20_Emphasis"><text:span text:style-name="T2">Michael D. Vose and Alden H. Wright, </text:span></text:span><text:span text:style-name="Strong_20_Emphasis"><text:span text:style-name="T1">Journal: Evolutionary Computation, 1994, Volume 2, Number 4, Page 347</text:span></text:span></text:p>
      <text:p text:style-name="P1"><text:span text:style-name="Strong_20_Emphasis"><text:span text:style-name="T3">Juliany J. &amp; Vose, M. D. (1994). The Genetic Algorithm Fractal, Evolutionary Computation, 2(2), 165-180</text:span></text:span></text:p>
      <text:p text:style-name="P1"><text:span text:style-name="Strong_20_Emphasis"><text:span text:style-name="T4">Koehler, G. (1995). Diagonalizing the Simple GA Mixing Matrix, R. Belew &amp; M. Vose, (Eds.) Foundations Of Genetic Algorithms, 4, Morgan Kaufmann, 5-51</text:span></text:span></text:p>
      <text:p text:style-name="P1"><text:span text:style-name="Strong_20_Emphasis"><text:span text:style-name="T6">Logarithmic convergence of random heuristic search, MD Vose - Evolutionary Computation, 1996 - MIT Press</text:span></text:span></text:p>
      <text:p text:style-name="P2"><text:span text:style-name="Strong_20_Emphasis"><text:span text:style-name="T1">A New Method for Modeling the Behavior of Finite Population Evolutionary Algorithms, Tatsuya Motoki, </text:span></text:span><text:span text:style-name="Strong_20_Emphasis"><text:span text:style-name="T7">2010, </text:span></text:span><text:span text:style-name="Strong_20_Emphasis"><text:span text:style-name="T2">Evoluionary Computation, MIT press</text:span></text:span></text:p>
      <text:p text:style-name="P3"><text:span text:style-name="Strong_20_Emphasis"><text:span text:style-name="T9"><text:s/></text:span></text:span><text:span text:style-name="Strong_20_Emphasis"><text:span text:style-name="T2">Form Invariance and Implicit Parallelism, </text:span></text:span><text:span text:style-name="Strong_20_Emphasis"><text:span text:style-name="T10">Vose and Wright, 2001</text:span></text:span></text:p>
      <text:p text:style-name="P3"><text:span text:style-name="Strong_20_Emphasis"><text:span text:style-name="T15">Group Properties of Crossover and Mutation, </text:span></text:span><text:span text:style-name="Strong_20_Emphasis"><text:span text:style-name="T16">J Rowe, Vose, Wright, 2002, </text:span></text:span><text:span text:style-name="Strong_20_Emphasis"><text:span text:style-name="T17">Evolutionary Computation, Vol 2, issue 2</text:span></text:span></text:p>
      <text:p text:style-name="P4">Others</text:p>
      <text:p text:style-name="P5"><text:span text:style-name="T12">Goldberg, D. E. (1989). </text:span><text:span text:style-name="Emphasis"><text:span text:style-name="T12">Genetic algorithms in search, optimization, and machine learning.</text:span></text:span><text:span text:style-name="T12"> Reading, MA: Addison-Wesley.</text:span></text:p>
      <text:p text:style-name="P16">Goldberg, D. (1989). Genetic Algorithms and Walsh Functions: Part II, Deception and </text:p>
      <text:p text:style-name="P6">Its Analysis, Complex Systems, 3</text:p>
      <text:p text:style-name="P7">Bethke, A. D., 1981 Genetic algorithms as function optimize<text:span text:style-name="T13">r</text:span>s Dissertation Abstracts International, 41(9) 350B. University of Michigan Microfilm</text:p>
      <text:p text:style-name="P8">D. E. Goldberg and P. Segrest, 1987, Finite Markov Chain Analysis of Genetic Algorithms</text:p>
      <text:p text:style-name="P9">D. B. Fogel, Asymptotic convergence properties of genetic algorithms and evolutionary programming: analysis and experiments, 1994</text:p>
      <text:p text:style-name="P10">The royal road for genetic algorithms: Fitness landscapes and GA performance M Mitchell, S Forrest, <text:soft-page-break/>JH Holland - Proceedings of the first …, 1992</text:p>
      <text:p text:style-name="P11">Representational issues in genetic optimization, <text:span text:style-name="T14">Liepins and Vose, 1990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8T15:51:31.013470017</meta:creation-date>
    <dc:date>2016-02-13T10:26:40.862947039</dc:date>
    <meta:editing-duration>PT8H34M15S</meta:editing-duration>
    <meta:editing-cycles>15</meta:editing-cycles>
    <meta:generator>LibreOffice/4.2.7.2$Linux_X86_64 LibreOffice_project/420m0$Build-2</meta:generator>
    <meta:document-statistic meta:table-count="0" meta:image-count="0" meta:object-count="0" meta:page-count="2" meta:paragraph-count="24" meta:word-count="309" meta:character-count="2145" meta:non-whitespace-character-count="1857"/>
  </office:meta>
</office:document-meta>
</file>